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ertainly! An online quiz system is a web-based application that allows users to take quizzes or assessments on various topics. It can be used for educational purposes, training, or simply for fun. Here's a detailed explanation of the key components and features you might include in an online quiz system using Spring Boot:</text:p>
      <text:p text:style-name="Text_20_body"><text:span text:style-name="Strong_20_Emphasis">1. User Authentication:</text:span></text:p>
      <text:list xml:id="list2430926109" text:style-name="L1">
        <text:list-item>
          <text:p text:style-name="P2">Users should be able to register, log in, and manage their profiles.</text:p>
        </text:list-item>
        <text:list-item>
          <text:p text:style-name="P1">Implement security measures to ensure that only registered users can take quizzes.</text:p>
        </text:list-item>
      </text:list>
      <text:p text:style-name="Text_20_body"><text:span text:style-name="Strong_20_Emphasis">2. Quiz Management:</text:span></text:p>
      <text:list xml:id="list3786998594" text:style-name="L2">
        <text:list-item>
          <text:p text:style-name="P4">Allow authorized users (e.g., teachers, administrators) to create quizzes.</text:p>
        </text:list-item>
        <text:list-item>
          <text:p text:style-name="P4">Each quiz should have a title, description, and a set of questions.</text:p>
        </text:list-item>
        <text:list-item>
          <text:p text:style-name="P3">Questions can be of different types: multiple-choice, true/false, fill-in-the-blank, or short answer.</text:p>
        </text:list-item>
      </text:list>
      <text:p text:style-name="Text_20_body"><text:span text:style-name="Strong_20_Emphasis">3. Quiz Taking:</text:span></text:p>
      <text:list xml:id="list1969353796" text:style-name="L3">
        <text:list-item>
          <text:p text:style-name="P6">Registered users can browse and select quizzes they want to take.</text:p>
        </text:list-item>
        <text:list-item>
          <text:p text:style-name="P6">During a quiz, questions are presented one at a time, and users can answer them.</text:p>
        </text:list-item>
        <text:list-item>
          <text:p text:style-name="P5">Implement a timer for each question to control the time users have to answer.</text:p>
        </text:list-item>
      </text:list>
      <text:p text:style-name="Text_20_body"><text:span text:style-name="Strong_20_Emphasis">4. Scoring:</text:span></text:p>
      <text:list xml:id="list3906476369" text:style-name="L4">
        <text:list-item>
          <text:p text:style-name="P8">Automatically score quizzes based on user responses.</text:p>
        </text:list-item>
        <text:list-item>
          <text:p text:style-name="P7">Calculate and display the user's score and provide feedback on correct and incorrect answers.</text:p>
        </text:list-item>
      </text:list>
      <text:p text:style-name="Text_20_body"><text:span text:style-name="Strong_20_Emphasis">5. Leaderboard:</text:span></text:p>
      <text:list xml:id="list414409237" text:style-name="L5">
        <text:list-item>
          <text:p text:style-name="P10">Maintain a leaderboard to show the top scorers for each quiz.</text:p>
        </text:list-item>
        <text:list-item>
          <text:p text:style-name="P9">Users can compare their scores with others and compete for the highest ranking.</text:p>
        </text:list-item>
      </text:list>
      <text:p text:style-name="Text_20_body"><text:span text:style-name="Strong_20_Emphasis">6. Quiz Categories and Tags:</text:span></text:p>
      <text:list xml:id="list1870973605" text:style-name="L6">
        <text:list-item>
          <text:p text:style-name="P12">Allow quizzes to be categorized or tagged for easy searching and filtering.</text:p>
        </text:list-item>
        <text:list-item>
          <text:p text:style-name="P11">Users can browse quizzes by category or tag.</text:p>
        </text:list-item>
      </text:list>
      <text:p text:style-name="Text_20_body"><text:span text:style-name="Strong_20_Emphasis">7. Review and Feedback:</text:span></text:p>
      <text:list xml:id="list1943503179" text:style-name="L7">
        <text:list-item>
          <text:p text:style-name="P14">After completing a quiz, users can review their answers and see correct answers.</text:p>
        </text:list-item>
        <text:list-item>
          <text:p text:style-name="P13">Provide feedback on their performance, highlighting areas for improvement.</text:p>
        </text:list-item>
      </text:list>
      <text:p text:style-name="Text_20_body"><text:span text:style-name="Strong_20_Emphasis">8. Analytics and Reporting:</text:span></text:p>
      <text:list xml:id="list439266081" text:style-name="L8">
        <text:list-item>
          <text:p text:style-name="P16">Store user quiz results and generate reports for administrators and quiz creators.</text:p>
        </text:list-item>
        <text:list-item>
          <text:p text:style-name="P15">Analyze data to identify popular quizzes, average scores, and user engagement.</text:p>
        </text:list-item>
      </text:list>
      <text:p text:style-name="Text_20_body"><text:span text:style-name="Strong_20_Emphasis">9. Security:</text:span></text:p>
      <text:list xml:id="list474097299" text:style-name="L9">
        <text:list-item>
          <text:p text:style-name="P18">Implement security measures to prevent cheating, such as randomizing question order and detecting suspicious behavior.</text:p>
        </text:list-item>
        <text:list-item>
          <text:p text:style-name="P17">Protect user data and ensure secure communication.</text:p>
        </text:list-item>
      </text:list>
      <text:p text:style-name="Text_20_body"><text:span text:style-name="Strong_20_Emphasis">10. User-Friendly Interface:</text:span> - Create a user-friendly and responsive web interface for taking <text:soft-page-break/>quizzes, reviewing results, and managing user accounts.</text:p>
      <text:p text:style-name="Text_20_body"><text:span text:style-name="Strong_20_Emphasis">11. Admin Panel:</text:span> - Provide an admin panel for quiz creators and administrators to manage quizzes, view user data, and perform administrative tasks.</text:p>
      <text:p text:style-name="Text_20_body"><text:span text:style-name="Strong_20_Emphasis">12. Notifications:</text:span> - Send notifications to users about quiz availability, results, and leaderboard updates.</text:p>
      <text:p text:style-name="Text_20_body"><text:span text:style-name="Strong_20_Emphasis">13. Accessibility and Usability:</text:span> - Ensure that the application is accessible to users with disabilities and is easy to use on different devices.</text:p>
      <text:p text:style-name="Text_20_body"><text:span text:style-name="Strong_20_Emphasis">14. Integration:</text:span> - Integrate social sharing features, allowing users to share their quiz results on social media platforms.</text:p>
      <text:p text:style-name="Text_20_body"><text:span text:style-name="Strong_20_Emphasis">15. Deployment:</text:span> - Deploy the application to a web server or cloud platform for public access.</text:p>
      <text:p text:style-name="Text_20_body"><text:span text:style-name="Strong_20_Emphasis">16. Testing:</text:span> - Write unit tests to ensure the reliability and correctness of the quiz logic.</text:p>
      <text:p text:style-name="Text_20_body"><text:span text:style-name="Strong_20_Emphasis">17. Documentation:</text:span> - Create user documentation and developer documentation for maintaining and extending the application.</text:p>
      <text:p text:style-name="Text_20_body">Building an online quiz system using Spring Boot is an excellent project to learn about web development, database integration, user authentication, and interactive user interfaces. It can be customized and expanded according to your specific requirements and interests.</text:p>
      <text:p text:style-name="Preformatted_20_Text"/>
      <text:p text:style-name="Preformatted_20_Text"/>
      <text:p text:style-name="Preformatted_20_Text"/>
      <text:p text:style-name="Text_20_body">Creating an online quiz system involves using various technologies to build a web-based application. The specific technologies chosen may vary depending on the project's requirements and the preferences of the development team. However, here's a general overview of the types of technologies commonly used in the development of web-based quiz systems:</text:p>
      <text:list xml:id="list53249122" text:style-name="L10">
        <text:list-item>
          <text:p text:style-name="P19"><text:span text:style-name="Strong_20_Emphasis">Programming Languages:</text:span></text:p>
          <text:list>
            <text:list-item>
              <text:p text:style-name="P20"><text:span text:style-name="Strong_20_Emphasis">JavaScript:</text:span> Used for client-side interactivity and validation.</text:p>
            </text:list-item>
            <text:list-item>
              <text:p text:style-name="P20"><text:span text:style-name="Strong_20_Emphasis">HTML/CSS:</text:span> For creating the structure and styling the user interface.</text:p>
            </text:list-item>
            <text:list-item>
              <text:p text:style-name="P20"><text:span text:style-name="Strong_20_Emphasis">Server-Side Languages:</text:span> Common choices include:</text:p>
              <text:list>
                <text:list-item>
                  <text:p text:style-name="P20"><text:span text:style-name="Strong_20_Emphasis">PHP</text:span></text:p>
                </text:list-item>
                <text:list-item>
                  <text:p text:style-name="P20"><text:span text:style-name="Strong_20_Emphasis">Python (with frameworks like Django or Flask)</text:span></text:p>
                </text:list-item>
                <text:list-item>
                  <text:p text:style-name="P20"><text:span text:style-name="Strong_20_Emphasis">Ruby (with Ruby on Rails)</text:span></text:p>
                </text:list-item>
                <text:list-item>
                  <text:p text:style-name="P20"><text:span text:style-name="Strong_20_Emphasis">Node.js (JavaScript for server-side with frameworks like Express)</text:span></text:p>
                </text:list-item>
              </text:list>
            </text:list-item>
          </text:list>
        </text:list-item>
        <text:list-item>
          <text:p text:style-name="P19"><text:span text:style-name="Strong_20_Emphasis">Front-End Frameworks:</text:span></text:p>
          <text:list>
            <text:list-item>
              <text:p text:style-name="P20"><text:span text:style-name="Strong_20_Emphasis">React</text:span>: A popular JavaScript library for building interactive user interfaces.</text:p>
            </text:list-item>
            <text:list-item>
              <text:p text:style-name="P20"><text:span text:style-name="Strong_20_Emphasis">Angular</text:span>: A full-fledged front-end framework by Google.</text:p>
            </text:list-item>
            <text:list-item>
              <text:p text:style-name="P20"><text:span text:style-name="Strong_20_Emphasis">Vue.js</text:span>: A progressive JavaScript framework for building user interfaces.</text:p>
            </text:list-item>
          </text:list>
        </text:list-item>
        <text:list-item>
          <text:p text:style-name="P19"><text:span text:style-name="Strong_20_Emphasis">Back-End Frameworks:</text:span></text:p>
          <text:list>
            <text:list-item>
              <text:p text:style-name="P20"><text:span text:style-name="Strong_20_Emphasis">Laravel (PHP)</text:span></text:p>
            </text:list-item>
            <text:list-item>
              <text:p text:style-name="P20"><text:span text:style-name="Strong_20_Emphasis">Django (Python)</text:span></text:p>
            </text:list-item>
            <text:list-item>
              <text:p text:style-name="P20"><text:span text:style-name="Strong_20_Emphasis">Ruby on Rails (Ruby)</text:span></text:p>
            </text:list-item>
            <text:list-item>
              <text:p text:style-name="P20"><text:span text:style-name="Strong_20_Emphasis">Express.js (Node.js)</text:span></text:p>
            </text:list-item>
          </text:list>
        </text:list-item>
        <text:list-item>
          <text:p text:style-name="P19"><text:span text:style-name="Strong_20_Emphasis">Database Management Systems:</text:span></text:p>
          <text:list>
            <text:list-item>
              <text:p text:style-name="P20"><text:soft-page-break/><text:span text:style-name="Strong_20_Emphasis">MySQL</text:span></text:p>
            </text:list-item>
            <text:list-item>
              <text:p text:style-name="P20"><text:span text:style-name="Strong_20_Emphasis">PostgreSQL</text:span></text:p>
            </text:list-item>
            <text:list-item>
              <text:p text:style-name="P20"><text:span text:style-name="Strong_20_Emphasis">MongoDB (for NoSQL databases)</text:span></text:p>
            </text:list-item>
          </text:list>
        </text:list-item>
        <text:list-item>
          <text:p text:style-name="P19"><text:span text:style-name="Strong_20_Emphasis">Authentication and Authorization:</text:span></text:p>
          <text:list>
            <text:list-item>
              <text:p text:style-name="P20"><text:span text:style-name="Strong_20_Emphasis">OAuth</text:span>: For allowing users to log in with their existing accounts (e.g., Google, Facebook).</text:p>
            </text:list-item>
            <text:list-item>
              <text:p text:style-name="P20"><text:span text:style-name="Strong_20_Emphasis">JWT (JSON Web Tokens)</text:span>: For creating secure authentication tokens.</text:p>
            </text:list-item>
          </text:list>
        </text:list-item>
        <text:list-item>
          <text:p text:style-name="P19"><text:span text:style-name="Strong_20_Emphasis">Hosting and Deployment:</text:span></text:p>
          <text:list>
            <text:list-item>
              <text:p text:style-name="P20"><text:span text:style-name="Strong_20_Emphasis">Amazon Web Services (AWS)</text:span></text:p>
            </text:list-item>
            <text:list-item>
              <text:p text:style-name="P20"><text:span text:style-name="Strong_20_Emphasis">Google Cloud Platform (GCP)</text:span></text:p>
            </text:list-item>
            <text:list-item>
              <text:p text:style-name="P20"><text:span text:style-name="Strong_20_Emphasis">Microsoft Azure</text:span></text:p>
            </text:list-item>
            <text:list-item>
              <text:p text:style-name="P20"><text:span text:style-name="Strong_20_Emphasis">Heroku</text:span></text:p>
            </text:list-item>
            <text:list-item>
              <text:p text:style-name="P20"><text:span text:style-name="Strong_20_Emphasis">DigitalOcean</text:span></text:p>
            </text:list-item>
          </text:list>
        </text:list-item>
        <text:list-item>
          <text:p text:style-name="P19"><text:span text:style-name="Strong_20_Emphasis">Version Control:</text:span></text:p>
          <text:list>
            <text:list-item>
              <text:p text:style-name="P20"><text:span text:style-name="Strong_20_Emphasis">Git</text:span>: For managing source code and collaboration.</text:p>
            </text:list-item>
          </text:list>
        </text:list-item>
        <text:list-item>
          <text:p text:style-name="P19"><text:span text:style-name="Strong_20_Emphasis">APIs:</text:span></text:p>
          <text:list>
            <text:list-item>
              <text:p text:style-name="P20"><text:span text:style-name="Strong_20_Emphasis">RESTful APIs</text:span>: To enable communication between the front-end and back-end.</text:p>
            </text:list-item>
            <text:list-item>
              <text:p text:style-name="P20"><text:span text:style-name="Strong_20_Emphasis">GraphQL</text:span>: A query language for APIs that allows clients to request only the data they need.</text:p>
            </text:list-item>
          </text:list>
        </text:list-item>
        <text:list-item>
          <text:p text:style-name="P19"><text:span text:style-name="Strong_20_Emphasis">Testing Frameworks:</text:span></text:p>
          <text:list>
            <text:list-item>
              <text:p text:style-name="P20"><text:span text:style-name="Strong_20_Emphasis">Jest (for JavaScript)</text:span></text:p>
            </text:list-item>
            <text:list-item>
              <text:p text:style-name="P20"><text:span text:style-name="Strong_20_Emphasis">PHPUnit (for PHP)</text:span></text:p>
            </text:list-item>
            <text:list-item>
              <text:p text:style-name="P20"><text:span text:style-name="Strong_20_Emphasis">PyTest (for Python)</text:span></text:p>
            </text:list-item>
          </text:list>
        </text:list-item>
        <text:list-item>
          <text:p text:style-name="P19"><text:span text:style-name="Strong_20_Emphasis">Web Security:</text:span></text:p>
          <text:list>
            <text:list-item>
              <text:p text:style-name="P20">Implementation of secure coding practices to prevent common vulnerabilities like SQL injection, Cross-Site Scripting (XSS), Cross-Site Request Forgery (CSRF), and more.</text:p>
            </text:list-item>
          </text:list>
        </text:list-item>
        <text:list-item>
          <text:p text:style-name="P19"><text:span text:style-name="Strong_20_Emphasis">Scalability and Performance Optimization:</text:span></text:p>
          <text:list>
            <text:list-item>
              <text:p text:style-name="P20">Caching mechanisms</text:p>
            </text:list-item>
            <text:list-item>
              <text:p text:style-name="P20">Load balancing</text:p>
            </text:list-item>
            <text:list-item>
              <text:p text:style-name="P20">Content delivery networks (CDNs)</text:p>
            </text:list-item>
          </text:list>
        </text:list-item>
        <text:list-item>
          <text:p text:style-name="P19"><text:span text:style-name="Strong_20_Emphasis">Monitoring and Analytics:</text:span></text:p>
          <text:list>
            <text:list-item>
              <text:p text:style-name="P20">Tools like Google Analytics or custom analytics solutions for tracking user behavior.</text:p>
            </text:list-item>
          </text:list>
        </text:list-item>
        <text:list-item>
          <text:p text:style-name="P19"><text:span text:style-name="Strong_20_Emphasis">Payment Processing (if applicable):</text:span></text:p>
          <text:list>
            <text:list-item>
              <text:p text:style-name="P19">Integration with payment gateways like PayPal, Stripe, or others for premium features.</text:p>
            </text:list-item>
          </text:list>
        </text:list-item>
      </text:list>
      <text:p text:style-name="Text_20_body">Please note that the specific technologies and tools chosen may depend on factors like project complexity, team expertise, budget, and scalability requirements. This list provides a general idea of the technologies commonly used in the development of online quiz systems, but the actual implementation can vary.</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13T18:08:01.005959727</dc:date>
    <meta:editing-duration>PT4M26S</meta:editing-duration>
    <meta:editing-cycles>2</meta:editing-cycles>
    <meta:generator>LibreOffice/7.3.7.2$Linux_X86_64 LibreOffice_project/30$Build-2</meta:generator>
    <meta:document-statistic meta:table-count="0" meta:image-count="0" meta:object-count="0" meta:page-count="3" meta:paragraph-count="90" meta:word-count="907" meta:character-count="5831" meta:non-whitespace-character-count="5083"/>
  </office:meta>
</office:document-meta>
</file>